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b3b300"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style:use-window-font-color="true" style:text-line-through-style="solid"/>
    </style:style>
    <style:style style:name="P4" style:family="paragraph" style:parent-style-name="Standard">
      <style:text-properties fo:color="#996633" fo:font-weight="bold" style:font-weight-asian="bold" style:font-weight-complex="bold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mod u+x filename 只有自己可以执行，其它人不能执行</text:p>
      <text:p text:style-name="P5">chmod ug+x filename 只有自己以及同一群可以执行，其它人不能执行</text:p>
      <text:p text:style-name="P5">chmod a+x filename 所有人都可以执行</text:p>
      <text:p text:style-name="P2">　　</text:p>
      <text:p text:style-name="P2">软件名 -v查看版本号 </text:p>
      <text:p text:style-name="P4">使用openjtag进行调试时需要注意：1把开发板和jtag接好2开发板上电3把openjtag连接到电脑的usb接口上</text:p>
      <text:p text:style-name="P2"/>
      <text:p text:style-name="P2">vim安装：sudo apt-get install vim-gnome -y</text:p>
      <text:p text:style-name="P2">Gitthub的使用:sudo apt-get install git git-core </text:p>
      <text:p text:style-name="P2">1在github上建立自己的项目，再在本地建立自己的库，</text:p>
      <text:p text:style-name="P2">baron@baron:~$ cd github/ </text:p>
      <text:p text:style-name="P2">baron@baron:~/github$ mkdir linux </text:p>
      <text:p text:style-name="P2">sudo apt-get install git git-core thub$ cd linux/ </text:p>
      <text:p text:style-name="P2">baron@baron:~/github/linux$ vi readme </text:p>
      <text:p text:style-name="P2">baron@baron:~/github/linux$ git init </text:p>
      <text:p text:style-name="P2">Reinitialized existing Git repository in /home/baron/github/linux/.git/ </text:p>
      <text:p text:style-name="P2">baron@baron:~/github/linux$ git add readme </text:p>
      <text:p text:style-name="P2">baron@baron:~/github/linux$ git commit -m first </text:p>
      <text:p text:style-name="P2">[master (root-commit) 2236b85] first </text:p>
      <text:p text:style-name="P2"><text:s/>1 file changed, 1 insertion(+) </text:p>
      <text:p text:style-name="P2">baron@baron:~/github/linux$ git remote add origin git@github.com:105678256/linux.git</text:p>
      <text:p text:style-name="P2">baron@baron:~/github/linux$ git push -u origin master </text:p>
      <text:p text:style-name="P2">baron@baron:~/github/linux$ mv ~/documents/mydoc.odt . </text:p>
      <text:p text:style-name="P2">baron@baron:~/github/linux$ git add mydoc.odt </text:p>
      <text:p text:style-name="P2">baron@baron:~/github/linux$ git commit </text:p>
      <text:p text:style-name="P2">baron@baron:~/github/linux$ git push </text:p>
      <text:p text:style-name="P2">git pull</text:p>
      <text:p text:style-name="P2">git status</text:p>
      <text:p text:style-name="P2">git log</text:p>
      <text:p text:style-name="P2">gitclone</text:p>
      <text:p text:style-name="P2"/>
      <text:p text:style-name="P2">tftp服务器配置</text:p>
      <text:p text:style-name="P1">sudo apt-get install tftp tftpd openbsd-inetd</text:p>
      <text:p text:style-name="P1">sudo mkdir /tftpboot</text:p>
      <text:p text:style-name="P1">sudo chmod -R 777 /tftpboot</text:p>
      <text:p text:style-name="P1">sudo chown -R nobody /tftpboot</text:p>
      <text:p text:style-name="P2">修改/etc/inetd.conf 文件，指定目录</text:p>
      <text:p text:style-name="P2">把最后面的那个/srv/tftp目录改为/tftpboot</text:p>
      <text:p text:style-name="P2">sudo /etc/init.d/openbsd-inetd restart</text:p>
      <text:p text:style-name="P2"/>
      <text:p text:style-name="P2">Openocd安装及配置：sudo apt-get install openocd -y</text:p>
      <text:p text:style-name="Standard"><text:a xlink:type="simple" xlink:href="http://sourceforge.net/projects/openocd/files/openocd/">http://sourceforge.net/projects/openocd/files/openocd/</text:a></text:p>
      <text:p text:style-name="Standard"><text:s/>sudo apt-get install libftdi-dev </text:p>
      <text:p text:style-name="Standard"/>
      <text:p text:style-name="Standard">baron@baron-desktop:/tmp$ tar xjvf /opt/tarball/openocd-0.6.0.tar.bz2 </text:p>
      <text:p text:style-name="Standard">baron@baron-desktop:/tmp/openocd-0.6.0$ ./configure --enable-ft2232_libftdi </text:p>
      <text:p text:style-name="P2"><text:soft-page-break/>baron@baron-desktop:/tmp/openocd-0.6.0$ make&amp;&amp;sudo make install</text:p>
      <text:p text:style-name="P2"/>
      <text:p text:style-name="P2">arm-linux-insight安装及配置http://sources.redhat.com/insight/</text:p>
      <text:p text:style-name="Standard">baron@baron-desktop:~$ cd /tmp/ </text:p>
      <text:p text:style-name="Standard">baron@baron-desktop:/tmp$ tar xjvf /opt/tarball/insight-6.8-1a.tar.bz2</text:p>
      <text:p text:style-name="Standard">baron@baron-desktop:/tmp$ cd insight-6.8-1/ </text:p>
      <text:p text:style-name="Standard">baron@baron-desktop:/tmp/insight-6.8-1$ ./configure --target=arm-linux --enable-sim </text:p>
      <text:p text:style-name="Standard">修改Makefile否则编译会出错</text:p>
      <text:p text:style-name="Standard">vi insight-6.8-1/gdb/Makefile</text:p>
      <text:p text:style-name="Standard">WARN_CFLAGS = <text:s/>-Wall -Wdeclaration-after-statement -Wpointer-arith -Wformat-nonliteral -Wno-pointer-sign -Wno-unused -Wno-switch -Wno-char-subscripts</text:p>
      <text:p text:style-name="P3">#WERROR_CFLAGS = -Werrorcd</text:p>
      <text:p text:style-name="Standard">上面一行要注释掉baron@baron-desktop:/tmp/insight-6.8-1$ make &amp;&amp; sudo make install </text:p>
      <text:p text:style-name="P2"/>
      <text:p text:style-name="P2">arm-linux-gdb安装及配置官方网站：http://www.gnu.org/software/gdb/</text:p>
      <text:p text:style-name="P2"/>
      <text:p text:style-name="Standard">交叉编译器安装： </text:p>
      <text:p text:style-name="Standard">tar xjvf arm-linux-gcc-4.3.2.tar.bz2 -C /，默认会安装到/usr/local/arm/4.3.2目录 </text:p>
      <text:p text:style-name="Standard">修改用户主目录下.bashrc添加 PATH=$PATH:/usr/local/arm/4.3.2/bin <text:span text:style-name="T1">然后注销，</text:span></text:p>
      <text:p text:style-name="P2">或者执行. .bashrc(source .bashrc)，不过后者只对当前终端有效</text:p>
      <text:p text:style-name="P2">kermit的使用</text:p>
      <text:p text:style-name="P2">ckermit需要有一个配置文件，一般放到用户主目录下，文件名为/.kermrc，把下面内容copy到配置文件中</text:p>
      <text:p text:style-name="P2">#set line /dev/ttyS0</text:p>
      <text:p text:style-name="P2">set line /dev/ttyUSB0</text:p>
      <text:p text:style-name="P2">set speed 115200</text:p>
      <text:p text:style-name="P2">set carrier-watch off</text:p>
      <text:p text:style-name="P2">set handshake none</text:p>
      <text:p text:style-name="P2">set flow-control none</text:p>
      <text:p text:style-name="P2">robust</text:p>
      <text:p text:style-name="P2">set file type bin</text:p>
      <text:p text:style-name="P2">set file name lit</text:p>
      <text:p text:style-name="P2">set rec pack 1000</text:p>
      <text:p text:style-name="P2">set send pack 1000</text:p>
      <text:p text:style-name="P2">set window 5</text:p>
      <text:p text:style-name="P2">注意上面的配置文件中</text:p>
      <text:p text:style-name="P2">set line /dev/ttyUSB0指定使用的设备节点，这里使用的是usb转串口，如果直接使用串口（如pc机）这里就要指定为set line /dev/ttyS0</text:p>
      <text:p text:style-name="P2">kermit -c </text:p>
      <text:p text:style-name="P2">离开kermit <text:s text:c="3"/>ctrl+\再按c</text:p>
      <text:p text:style-name="P2">再进入kermit <text:s text:c="2"/>按c</text:p>
      <text:p text:style-name="P2"/>
      <text:p text:style-name="P8">用usb烧写u-boot</text:p>
      <text:p text:style-name="P6">首先启动方式拨到nor启动，连接好串口及usb，打开kermit，选a,</text:p>
      <text:p text:style-name="P6"><text:s/>给开发板上电,执行命令s3c2410_boot_usb <text:s/>u-boot.bin,需要权限sudo <text:s/>烧写完成把启动开关拨<text:soft-page-break/>到nand启动，然后重启开发板，进入可以练习uboot命令.</text:p>
      <text:p text:style-name="P6"/>
      <text:p text:style-name="P6">用openjtag烧录</text:p>
      <text:p text:style-name="P6">1连接好开发板和jtag，然后给开发板上电，把jtag连接到电脑上，打开openocd</text:p>
      <text:p text:style-name="P6">另开一窗口输入telnet localhost 4444 <text:s text:c="4"/></text:p>
      <text:p text:style-name="P6">&gt;halt</text:p>
      <text:p text:style-name="P6">&gt;arm920t cp15 2 0</text:p>
      <text:p text:style-name="P6">&gt;step</text:p>
      <text:p text:style-name="P6">&gt;nand prove 0</text:p>
      <text:p text:style-name="P6">&gt;nand list</text:p>
      <text:p text:style-name="P6">nand write 0 /home/.../u-boot.bin 0</text:p>
      <text:p text:style-name="P6">&gt;nand verify 0 /home/.../u-boot.bin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on </meta:initial-creator>
    <meta:creation-date>2012-11-17T16:30:15</meta:creation-date>
    <dc:date>2012-11-18T11:39:35</dc:date>
    <dc:creator>baron </dc:creator>
    <meta:editing-duration>PT53M51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3" meta:paragraph-count="90" meta:word-count="362" meta:character-count="3192" meta:non-whitespace-character-count="3029"/>
  </office:meta>
</office:document-meta>
</file>